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9.525cm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5.715cm"/>
        </style:tab-stops>
      </style:paragraph-properties>
    </style:style>
    <style:style style:name="P4" style:family="paragraph" style:parent-style-name="Standard">
      <style:paragraph-properties fo:line-height="150%">
        <style:tab-stops>
          <style:tab-stop style:position="9.843cm"/>
        </style:tab-stops>
      </style:paragraph-properties>
    </style:style>
    <style:style style:name="P5" style:family="paragraph" style:parent-style-name="Standard">
      <style:paragraph-properties fo:line-height="150%">
        <style:tab-stops>
          <style:tab-stop style:position="8.752cm"/>
        </style:tab-stops>
      </style:paragraph-properties>
    </style:style>
    <style:style style:name="P6" style:family="paragraph" style:parent-style-name="Standard">
      <style:paragraph-properties fo:line-height="150%" fo:text-align="justify" style:justify-single-word="false"/>
      <style:text-properties fo:language="id" fo:country="ID"/>
    </style:style>
    <style:style style:name="P7" style:family="paragraph" style:parent-style-name="Standard">
      <style:paragraph-properties fo:line-height="150%">
        <style:tab-stops>
          <style:tab-stop style:position="9.843cm"/>
        </style:tab-stops>
      </style:paragraph-properties>
      <style:text-properties fo:language="id" fo:country="ID"/>
    </style:style>
    <style:style style:name="P8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.635cm" fo:margin-right="0cm" fo:line-height="150%" fo:text-align="justify" style:justify-single-word="false" fo:text-indent="0cm" style:auto-text-indent="false">
        <style:tab-stops>
          <style:tab-stop style:position="5.715cm"/>
        </style:tab-stops>
      </style:paragraph-properties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5.715cm"/>
        </style:tab-stops>
      </style:paragraph-properties>
    </style:style>
    <style:style style:name="P12" style:family="paragraph" style:parent-style-name="Standard">
      <style:paragraph-properties fo:margin-left="0.635cm" fo:margin-right="0cm" fo:line-height="150%" fo:text-align="justify" style:justify-single-word="false" fo:text-indent="0.635cm" style:auto-text-indent="false"/>
    </style:style>
    <style:style style:name="P13" style:family="paragraph" style:parent-style-name="Standard">
      <style:paragraph-properties fo:margin-left="0.635cm" fo:margin-right="0cm" fo:line-height="150%" fo:text-align="justify" style:justify-single-word="false" fo:text-indent="0.635cm" style:auto-text-indent="false"/>
      <style:text-properties fo:language="id" fo:country="ID"/>
    </style:style>
    <style:style style:name="P14" style:family="paragraph" style:parent-style-name="Text_20_body">
      <style:paragraph-properties fo:margin-left="2.54cm" fo:margin-right="0cm" fo:margin-top="0cm" fo:margin-bottom="0.212cm" loext:contextual-spacing="false" fo:line-height="150%" fo:text-indent="0cm" style:auto-text-indent="false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3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WWNum1">
      <style:paragraph-properties fo:line-height="150%" fo:text-align="justify" style:justify-single-word="false"/>
      <style:text-properties officeooo:rsid="0003a0ec" officeooo:paragraph-rsid="0003a0ec"/>
    </style:style>
    <style:style style:name="P17" style:family="paragraph" style:parent-style-name="Standard" style:list-style-name="WWNum1">
      <style:paragraph-properties fo:line-height="150%" fo:text-align="justify" style:justify-single-word="false"/>
      <style:text-properties fo:language="sv" fo:country="SE" officeooo:rsid="0003a0ec" officeooo:paragraph-rsid="0003a0ec"/>
    </style:style>
    <style:style style:name="P18" style:family="paragraph" style:parent-style-name="Standard" style:list-style-name="WWNum1">
      <style:paragraph-properties fo:line-height="150%" fo:text-align="justify" style:justify-single-word="false"/>
    </style:style>
    <style:style style:name="P19" style:family="paragraph" style:parent-style-name="Standard" style:list-style-name="WWNum1">
      <style:paragraph-properties fo:line-height="150%" fo:text-align="justify" style:justify-single-word="false"/>
      <style:text-properties officeooo:paragraph-rsid="0003a0ec"/>
    </style:style>
    <style:style style:name="P20" style:family="paragraph" style:parent-style-name="Standard">
      <style:paragraph-properties fo:line-height="150%">
        <style:tab-stops>
          <style:tab-stop style:position="9.843cm"/>
        </style:tab-stops>
      </style:paragraph-properties>
      <style:text-properties fo:language="id" fo:country="ID"/>
    </style:style>
    <style:style style:name="P21" style:family="paragraph" style:parent-style-name="List_20_Paragraph" style:list-style-name="WWNum1">
      <style:paragraph-properties fo:line-height="150%" fo:text-align="justify" style:justify-single-word="false"/>
      <style:text-properties fo:language="sv" fo:country="SE" officeooo:rsid="0003a0ec" officeooo:paragraph-rsid="0003a0ec"/>
    </style:style>
    <style:style style:name="P22" style:family="paragraph" style:parent-style-name="List_20_Paragraph" style:list-style-name="WWNum1">
      <style:paragraph-properties fo:line-height="150%" fo:text-align="justify" style:justify-single-word="false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text-underline-style="solid" style:text-underline-width="auto" style:text-underline-color="font-color"/>
    </style:style>
    <style:style style:name="T3" style:family="text">
      <style:text-properties fo:language="id" fo:country="ID" style:font-weight-complex="bold"/>
    </style:style>
    <style:style style:name="T4" style:family="text">
      <style:text-properties fo:language="id" fo:country="ID" fo:background-color="#fff200" loext:char-shading-value="0"/>
    </style:style>
    <style:style style:name="T5" style:family="text">
      <style:text-properties fo:language="id" fo:country="ID" officeooo:rsid="0003a0ec"/>
    </style:style>
    <style:style style:name="T6" style:family="text">
      <style:text-properties fo:language="it" fo:country="IT"/>
    </style:style>
    <style:style style:name="T7" style:family="text">
      <style:text-properties fo:language="sv" fo:country="SE"/>
    </style:style>
    <style:style style:name="T8" style:family="text">
      <style:text-properties fo:language="sv" fo:country="SE" fo:background-color="#fff200" loext:char-shading-value="0"/>
    </style:style>
    <style:style style:name="T9" style:family="text">
      <style:text-properties fo:language="sv" fo:country="SE" officeooo:rsid="0003a0ec"/>
    </style:style>
    <style:style style:name="T10" style:family="text">
      <style:text-properties officeooo:rsid="0003a0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KATA PENGANTAR</text:p>
      <text:p text:style-name="P9"/>
      <text:p text:style-name="P3"/>
      <text:p text:style-name="P11">Puji dan syukur penulis panjatkan ke hadirat ALLAH SWT yang telah melimpahkan Rahmat dan Hidayah-Nya sehingga penulis dapat menyelesaikan <text:span text:style-name="T1">Skripsi</text:span> <text:s/>ini.<text:span text:style-name="T1"> Skripsi <text:s/></text:span>ini disusun sebagai dasar untuk mengikuti bimbingan skripsi </text:p>
      <text:p text:style-name="P10">Mengingat keterbatasan pengetahuan, kemampuan dan pengalaman yang dimiliki oleh penulis, maka penulis menyadari akan kemungkinan kekurangan dan juga kesalahan dalam penyususnan Skripsi<text:span text:style-name="T1"> </text:span>ini. Meskipun demikian, penulis berharap agar hasil usaha yang telah terwujud sebagaimana adanya masih ada makna dan manfaatnya.</text:p>
      <text:p text:style-name="P10">Tidak lupa penulis ucapkan banyak terima kasih kepada semua pihak yang telah membantu dan memberikan semangat sehingga terselesaikannya <text:s/>Skripsi<text:span text:style-name="T1"> </text:span>ini. <text:span text:style-name="T6">Terima kasih setulusnya penulis ucapkan kepada :</text:span></text:p>
      <text:list xml:id="list389732970" text:style-name="WWNum1">
        <text:list-item>
          <text:p text:style-name="P17">Kedua orang tua yang telah tidak pernah lelah untuk mendoakan agar diberikan kelancaran dalam skripsi.</text:p>
        </text:list-item>
        <text:list-item>
          <text:p text:style-name="P18"><text:span text:style-name="T7">Rektor Universitas Banten Jaya Bapak </text:span><text:span text:style-name="T8">Prof. Dr. H. Herman Haeruman, Js. MF</text:span></text:p>
        </text:list-item>
        <text:list-item>
          <text:p text:style-name="P18"><text:span text:style-name="T7">Dekan Fakultas Ilmu Komputer</text:span><text:span text:style-name="T1"> </text:span><text:span text:style-name="T4">sekaligus sebagai dosen Pembimbing I Tugas Akhir</text:span><text:span text:style-name="T8"> Bapak Ir. Dadang Amirud</text:span><text:span text:style-name="T4">d</text:span><text:span text:style-name="T8">in, MM. </text:span></text:p>
        </text:list-item>
        <text:list-item>
          <text:p text:style-name="P19"><text:span text:style-name="T7">Kaprodi Teknik Informatika </text:span><text:span text:style-name="T8">Bapak</text:span><text:span text:style-name="T4"> Yul Hendra</text:span><text:span text:style-name="T8">, S.Kom, M.Kom</text:span></text:p>
        </text:list-item>
        <text:list-item>
          <text:p text:style-name="P17">Dosen Pembimbing 1,</text:p>
        </text:list-item>
        <text:list-item>
          <text:p text:style-name="P17">Dosen Pembimbing 2,</text:p>
        </text:list-item>
        <text:list-item>
          <text:p text:style-name="P18"><text:span text:style-name="T7">Bapak dan Ibu Dosen Universitas Banten Jaya yang telah memberikan ilmu pengetahuan yang dapat membantu penulis dalam menyelesaikan <text:s/></text:span><text:span text:style-name="T9">Skripsi</text:span><text:span text:style-name="T7"> ini. <text:s/></text:span></text:p>
        </text:list-item>
        <text:list-item>
          <text:p text:style-name="P18">Seluruh Staff Universitas Banten Jaya yang telah membantu dan memberikan pelayanan yang baik serta semangat hingga <text:span text:style-name="T10">Skripsi</text:span><text:span text:style-name="T1"> </text:span>ini selesai.</text:p>
        </text:list-item>
        <text:list-item>
          <text:p text:style-name="P21"><text:soft-page-break/>Seluruh rekan kuliah Universitas Banten Jaya yang tidak bisa saya sebut-satu persatu.</text:p>
        </text:list-item>
        <text:list-item>
          <text:p text:style-name="P16"><text:span text:style-name="T7">Rekan–rekan</text:span><text:span text:style-name="T1"> Computer Community </text:span><text:span text:style-name="T7">mahasiswa</text:span><text:span text:style-name="T1"> </text:span><text:span text:style-name="T7">yang telah membantu dan</text:span><text:span text:style-name="T1"> </text:span><text:bookmark text:name="_GoBack1"/><text:span text:style-name="T7">membagi pengetahuannya dalam proses menyusun skripsi ini.</text:span></text:p>
        </text:list-item>
        <text:list-item>
          <text:p text:style-name="P22"><text:span text:style-name="T7">Seluruh </text:span><text:span text:style-name="T1">re</text:span><text:span text:style-name="T5">kan Stikom Insan Unggul Cilegon</text:span><text:span text:style-name="T1"> </text:span><text:span text:style-name="T7">yang telah memberikan bantuan dalam penyusunan </text:span><text:span text:style-name="T9">Skripsi.</text:span></text:p>
        </text:list-item>
        <text:list-item>
          <text:p text:style-name="P21">Tidak lupa untuk teman dekat saya yang membantu nuliskan skripsi ini Aryani Lestari Putri.</text:p>
        </text:list-item>
      </text:list>
      <text:p text:style-name="P8"/>
      <text:p text:style-name="P12">Akhir kata penulis mengharapkan <text:span text:style-name="T10">Skripsi</text:span><text:span text:style-name="T1"> </text:span>ini dapat berman<text:span text:style-name="T1">g</text:span>faat khususnya bagi penulis sendiri dan umumnya bagi semua pembaca terutama mahasiswa Universitas Banten Jaya Serang. </text:p>
      <text:p text:style-name="P6"/>
      <text:p text:style-name="P6"/>
      <text:p text:style-name="P6"/>
      <text:p text:style-name="P13"/>
      <text:p text:style-name="P2"><text:span text:style-name="T1"><text:s text:c="77"/></text:span><text:span text:style-name="T7">Serang,</text:span><text:span text:style-name="T1"> <text:s text:c="3"/>Ju</text:span><text:span text:style-name="T5">l</text:span><text:span text:style-name="T1">i </text:span><text:span text:style-name="T7">201</text:span><text:span text:style-name="T5">8</text:span></text:p>
      <text:p text:style-name="P4"><text:span text:style-name="T7"><text:s text:c="89"/></text:span><text:span text:style-name="T1"><text:s text:c="8"/></text:span><text:span text:style-name="T7">Penulis</text:span></text:p>
      <text:p text:style-name="P7"/>
      <text:p text:style-name="P7"><text:s text:c="33"/></text:p>
      <text:p text:style-name="P7"/>
      <text:p text:style-name="P5"><text:span text:style-name="T1"><text:s text:c="76"/></text:span><text:span text:style-name="T2">KURIYANTO ADI SAPUTRO</text:span></text:p>
      <text:p text:style-name="P14"><text:span text:style-name="T1"><text:s text:c="65"/>NPM : </text:span><text:span text:style-name="T3">130114122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  <style:text-properties fo:language="en" fo:country="GB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251cm" fo:margin-bottom="1.249cm" fo:margin-left="4.251cm" fo:margin-right="3.24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00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4:00</meta:creation-date>
    <meta:initial-creator>Acer</meta:initial-creator>
    <dc:language>id-ID</dc:language>
    <meta:print-date>2017-06-07T13:00:00</meta:print-date>
    <dc:date>2018-07-04T14:38:15.341934798</dc:date>
    <meta:editing-cycles>4</meta:editing-cycles>
    <meta:editing-duration>PT11M4S</meta:editing-duration>
    <meta:generator>LibreOffice/6.0.5.2$Linux_X86_64 LibreOffice_project/54c8cbb85f300ac59db32fe8a675ff7683cd5a16</meta:generator>
    <meta:document-statistic meta:table-count="0" meta:image-count="0" meta:object-count="0" meta:page-count="2" meta:paragraph-count="23" meta:word-count="296" meta:character-count="2416" meta:non-whitespace-character-count="17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